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2025-03-06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7696" calcext:value-type="float">
            <text:p>-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2024-03-18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352" calcext:value-type="float">
            <text:p>-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2023-03-27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448" calcext:value-type="float">
            <text:p>-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2022-03-16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8488" calcext:value-type="float">
            <text:p>-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2021-03-17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1224" calcext:value-type="float">
            <text:p>-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2020-03-25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4" calcext:value-type="float">
            <text:p>-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2019-03-19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78" calcext:value-type="float">
            <text:p>-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2018-03-13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5984" calcext:value-type="float">
            <text:p>-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2017-03-2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2184" calcext:value-type="float">
            <text:p>-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2016-03-16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4" calcext:value-type="float">
            <text:p>-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2015-03-19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48384" calcext:value-type="float">
            <text:p>-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2014-03-12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3584" calcext:value-type="float">
            <text:p>-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2013-03-13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2010-03-16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1016" calcext:value-type="float">
            <text:p>-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2006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200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200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2003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200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2001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2000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3" calcext:value-type="float">
            <text:p>-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99-03-10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92" calcext:value-type="float">
            <text:p>-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98-03-03 0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97-03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96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7384" calcext:value-type="float">
            <text:p>-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95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5984" calcext:value-type="float">
            <text:p>-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94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2016" calcext:value-type="float">
            <text:p>-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93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4816" calcext:value-type="float">
            <text:p>-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91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448" calcext:value-type="float">
            <text:p>-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90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968" calcext:value-type="float">
            <text:p>-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8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448" calcext:value-type="float">
            <text:p>-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8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64" calcext:value-type="float">
            <text:p>-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88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544" calcext:value-type="float">
            <text:p>-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88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3456" calcext:value-type="float">
            <text:p>-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87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592" calcext:value-type="float">
            <text:p>-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87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9552" calcext:value-type="float">
            <text:p>-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86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86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392" calcext:value-type="float">
            <text:p>-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8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208" calcext:value-type="float">
            <text:p>-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85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92" calcext:value-type="float">
            <text:p>-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8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968" calcext:value-type="float">
            <text:p>-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84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872" calcext:value-type="float">
            <text:p>-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8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736" calcext:value-type="float">
            <text:p>-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83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8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496" calcext:value-type="float">
            <text:p>-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82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81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4" calcext:value-type="float">
            <text:p>-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81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344" calcext:value-type="float">
            <text:p>-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80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872" calcext:value-type="float">
            <text:p>-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8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112" calcext:value-type="float">
            <text:p>-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79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7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78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584" calcext:value-type="float">
            <text:p>-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78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064" calcext:value-type="float">
            <text:p>-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77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2456" calcext:value-type="float">
            <text:p>-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77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68" calcext:value-type="float">
            <text:p>-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76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352" calcext:value-type="float">
            <text:p>-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76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496" calcext:value-type="float">
            <text:p>-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75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448" calcext:value-type="float">
            <text:p>-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75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4" calcext:value-type="float">
            <text:p>-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74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304" calcext:value-type="float">
            <text:p>-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74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784" calcext:value-type="float">
            <text:p>-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73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544" calcext:value-type="float">
            <text:p>-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73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544" calcext:value-type="float">
            <text:p>-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72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736" calcext:value-type="float">
            <text:p>-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72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448" calcext:value-type="float">
            <text:p>-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71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784" calcext:value-type="float">
            <text:p>-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7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544" calcext:value-type="float">
            <text:p>-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70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352" calcext:value-type="float">
            <text:p>-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7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0688" calcext:value-type="float">
            <text:p>-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69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496" calcext:value-type="float">
            <text:p>-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69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592" calcext:value-type="float">
            <text:p>-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68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352" calcext:value-type="float">
            <text:p>-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67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024" calcext:value-type="float">
            <text:p>-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67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784" calcext:value-type="float">
            <text:p>-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66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12" calcext:value-type="float">
            <text:p>-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66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88" calcext:value-type="float">
            <text:p>-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66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168" calcext:value-type="float">
            <text:p>-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66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12" calcext:value-type="float">
            <text:p>-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66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36" calcext:value-type="float">
            <text:p>-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66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976" calcext:value-type="float">
            <text:p>-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66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024" calcext:value-type="float">
            <text:p>-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66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12" calcext:value-type="float">
            <text:p>-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66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072" calcext:value-type="float">
            <text:p>-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6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072" calcext:value-type="float">
            <text:p>-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544111392401</text:p>
          </table:table-cell>
          <table:table-cell office:value-type="string" calcext:value-type="string">
            <text:p>(D-27- 2)26ddc- 1</text:p>
          </table:table-cell>
          <table:table-cell office:value-type="string" calcext:value-type="string">
            <text:p>1965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016" calcext:value-type="float">
            <text:p>-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58" meta:object-count="0"/>
    <meta:user-defined meta:name="AppVersion">3.0</meta:user-defined>
  </office:meta>
</office:document-meta>
</file>